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82B000008CA6B55A114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/>
    <style:font-face style:name="Times New Roman2" svg:font-family="'Times New Roman'" style:font-adornments="Обычный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93cm" style:rel-column-width="11295*"/>
    </style:style>
    <style:style style:name="Таблица1.B" style:family="table-column">
      <style:table-column-properties style:column-width="14.071cm" style:rel-column-width="54240*"/>
    </style:style>
    <style:style style:name="Таблица1.1" style:family="table-row">
      <style:table-row-properties style:min-row-height="1.64cm"/>
    </style:style>
    <style:style style:name="Таблица1.A1" style:family="table-cell">
      <style:table-cell-properties style:vertical-align="" fo:padding="0cm" fo:border="none"/>
    </style:style>
    <style:style style:name="Таблица1.B1" style:family="table-cell">
      <style:table-cell-properties fo:padding="0cm"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font-size="10pt" fo:language="ru" fo:country="RU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Times New Roman" fo:language="ru" fo:country="RU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margin-top="0cm" fo:margin-bottom="0cm" fo:text-align="center" style:justify-single-word="false" fo:background-color="#ffffff">
        <style:background-image/>
      </style:paragraph-properties>
      <style:text-properties style:font-name="Times New Roman" fo:font-size="10pt" style:font-size-asian="10pt" style:font-size-complex="10pt"/>
    </style:style>
    <style:style style:name="P7" style:family="paragraph" style:parent-style-name="Text_20_body">
      <style:paragraph-properties fo:margin-top="0cm" fo:margin-bottom="0cm">
        <style:tab-stops/>
      </style:paragraph-properties>
      <style:text-properties fo:font-size="10pt" style:font-size-asian="10pt" style:font-size-complex="10pt"/>
    </style:style>
    <style:style style:name="P8" style:family="paragraph" style:parent-style-name="Text_20_body">
      <style:text-properties fo:font-size="10pt" style:font-size-asian="10pt" style:font-size-complex="10pt"/>
    </style:style>
    <style:style style:name="P9" style:family="paragraph" style:parent-style-name="Text_20_body">
      <style:paragraph-properties fo:line-height="100%"/>
      <style:text-properties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0" style:family="paragraph" style:parent-style-name="Без_20_интервала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11" style:family="paragraph" style:parent-style-name="Без_20_интервала">
      <style:text-properties fo:font-size="10pt" style:font-size-asian="10pt" style:font-size-complex="10pt"/>
    </style:style>
    <style:style style:name="P12" style:family="paragraph" style:parent-style-name="Table_20_Contents">
      <style:text-properties fo:font-size="10pt" style:font-size-asian="10pt" style:font-size-complex="10pt"/>
    </style:style>
    <style:style style:name="P13" style:family="paragraph" style:parent-style-name="ConsPlusNonformat">
      <style:paragraph-properties fo:orphans="2" fo:widows="2"/>
      <style:text-properties fo:font-size="10pt" style:font-size-asian="10pt" style:font-size-complex="10pt"/>
    </style:style>
    <style:style style:name="P14" style:family="paragraph" style:parent-style-name="ConsPlusNonformat">
      <style:paragraph-properties fo:orphans="2" fo:widows="2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name-complex="Times New Roman" style:font-size-complex="10pt" style:font-weight-complex="bold"/>
    </style:style>
    <style:style style:name="P15" style:family="paragraph" style:parent-style-name="ConsPlusNonformat">
      <style:paragraph-properties fo:orphans="2" fo:widows="2"/>
      <style:text-properties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P16" style:family="paragraph" style:parent-style-name="Heading_20_1">
      <style:paragraph-properties fo:margin-top="0cm" fo:margin-bottom="0cm" fo:text-align="center" style:justify-single-word="false"/>
      <style:text-properties style:font-name="Times New Roman" fo:font-size="10pt" fo:language="ru" fo:country="RU" style:font-size-asian="10pt" style:font-size-complex="10pt"/>
    </style:style>
    <style:style style:name="P17" style:family="paragraph" style:parent-style-name="ConsPlusNonformat">
      <style:paragraph-properties fo:orphans="2" fo:widows="2"/>
      <style:text-properties fo:font-size="10pt" style:font-size-asian="10pt" style:font-size-complex="10pt"/>
    </style:style>
    <style:style style:name="P18" style:family="paragraph" style:parent-style-name="ConsPlusNonformat">
      <style:paragraph-properties fo:orphans="2" fo:widows="2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name-complex="Times New Roman" style:font-size-complex="10pt" style:font-weight-complex="bold"/>
    </style:style>
    <style:style style:name="P19" style:family="paragraph" style:parent-style-name="Без_20_интервала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0" style:family="paragraph" style:parent-style-name="Без_20_интервала">
      <style:text-properties style:font-name="Times New Roman" fo:font-size="10pt" style:font-size-asian="10pt" style:font-size-complex="10pt"/>
    </style:style>
    <style:style style:name="P21" style:family="paragraph" style:parent-style-name="Без_20_интервала">
      <style:text-properties fo:font-size="10pt" style:font-size-asian="10pt" style:font-size-complex="10pt"/>
    </style:style>
    <style:style style:name="P22" style:family="paragraph" style:parent-style-name="Без_20_интервала">
      <style:text-properties fo:color="#000000" style:font-name="Times New Roman" fo:font-size="10pt" style:font-size-asian="10pt" style:font-name-complex="Times New Roman" style:font-size-complex="10pt"/>
    </style:style>
    <style:style style:name="P23" style:family="paragraph" style:parent-style-name="Без_20_интервала">
      <style:text-properties style:font-name="Times New Roman" fo:font-size="10pt" style:font-size-asian="10pt" style:font-size-complex="10pt"/>
    </style:style>
    <style:style style:name="P24" style:family="paragraph" style:parent-style-name="Без_20_интервала">
      <style:paragraph-properties fo:break-before="column"/>
      <style:text-properties fo:font-size="10pt" style:font-size-asian="10pt" style:font-size-complex="10pt"/>
    </style:style>
    <style:style style:name="P25" style:family="paragraph">
      <style:paragraph-properties fo:text-align="start"/>
      <style:text-properties style:text-line-through-style="none" style:font-name="Times New Roman1" fo:font-size="10pt" fo:font-style="normal" style:text-underline-style="none" fo:font-weight="normal"/>
    </style:style>
    <style:style style:name="P26" style:family="paragraph">
      <style:paragraph-properties fo:text-align="start"/>
      <style:text-properties style:text-line-through-style="none" fo:font-size="10pt" fo:font-style="normal" style:text-underline-style="none"/>
    </style:style>
    <style:style style:name="P27" style:family="paragraph">
      <style:paragraph-properties fo:text-align="start"/>
    </style:style>
    <style:style style:name="P28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29" style:family="paragraph">
      <style:paragraph-properties fo:text-align="start"/>
      <style:text-properties style:text-line-through-style="none" fo:font-style="normal" style:text-underline-style="none"/>
    </style:style>
    <style:style style:name="P30" style:family="paragraph">
      <style:paragraph-properties fo:text-align="start"/>
      <style:text-properties style:font-name="Times New Roman2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language="ru" fo:country="RU"/>
    </style:style>
    <style:style style:name="T3" style:family="text">
      <style:text-properties style:font-name="Times New Roman"/>
    </style:style>
    <style:style style:name="T4" style:family="text">
      <style:text-properties style:font-name="Times New Roman" style:text-underline-style="solid" style:text-underline-width="auto" style:text-underline-color="font-color"/>
    </style:style>
    <style:style style:name="T5" style:family="text">
      <style:text-properties style:font-name="Times New Roman" style:text-underline-style="solid" style:text-underline-width="auto" style:text-underline-color="font-color" fo:font-weight="bold" style:font-weight-asian="bold"/>
    </style:style>
    <style:style style:name="T6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T7" style:family="text">
      <style:text-properties style:font-name="Times New Roman" style:text-underline-style="solid" style:text-underline-width="auto" style:text-underline-color="font-color" style:font-name-complex="Times New Roman"/>
    </style:style>
    <style:style style:name="T8" style:family="text">
      <style:text-properties style:font-name="Times New Roman" style:font-name-complex="Times New Roman"/>
    </style:style>
    <style:style style:name="T9" style:family="text">
      <style:text-properties style:font-name="Times New Roman" fo:font-weight="bold" style:font-weight-asian="bold" style:font-name-complex="Times New Roman" style:font-weight-complex="bold"/>
    </style:style>
    <style:style style:name="T10" style:family="text">
      <style:text-properties fo:color="#000000"/>
    </style:style>
    <style:style style:name="T11" style:family="text">
      <style:text-properties fo:color="#000000" style:font-name="Times New Roman" style:font-name-complex="Times New Roman"/>
    </style:style>
    <style:style style:name="T12" style:family="text">
      <style:text-properties fo:font-size="10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bold" style:font-weight-asian="bold"/>
    </style:style>
    <style:style style:name="T15" style:family="text">
      <style:text-properties fo:font-weight="bold"/>
    </style:style>
    <style:style style:name="T16" style:family="text">
      <style:text-properties style:font-size-asian="10pt"/>
    </style:style>
    <style:style style:name="T17" style:family="text">
      <style:text-properties style:font-weight-asian="bold"/>
    </style:style>
    <style:style style:name="T18" style:family="text">
      <style:text-properties style:font-size-complex="10pt"/>
    </style:style>
    <style:style style:name="T19" style:family="text">
      <style:text-properties style:text-position="super 58%"/>
    </style:style>
    <style:style style:name="T20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fo:border="solid #c0c0c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solid #c0c0c0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solid #c0c0c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6" style:family="graphic">
      <style:graphic-properties fo:border="solid #c0c0c0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xforms:model id="Model 1">
          <xforms:instance id="Instance 1">
            <instanceData/>
          </xforms:instance>
          <xsd:schema/>
        </xforms:model>
        <form:form form:name="Форма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fixed-text form:name="Метка 1" form:control-implementation="ooo:com.sun.star.form.component.FixedText" form:id="control1" form:label="Аппарат:"/>
          <form:fixed-text form:name="Метка 1" form:control-implementation="ooo:com.sun.star.form.component.FixedText" form:id="control2" form:label="Фамилия, имя, отчество:"/>
          <form:fixed-text form:name="Метка 1" form:control-implementation="ooo:com.sun.star.form.component.FixedText" form:id="control3" form:label="Возраст:"/>
          <form:fixed-text form:name="Метка 1" form:control-implementation="ooo:com.sun.star.form.component.FixedText" form:id="control4" form:label="Дата обследования:"/>
          <form:text form:name="ManufacturerModelNam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udyViewprotocolDate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Name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BirthDate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1" form:control-implementation="ooo:com.sun.star.form.component.ComboBox" form:id="control9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Батрак С.И."/>
            <form:item form:label="Леткина З.Ю."/>
            <form:item form:label="Пелова Е.В."/>
            <form:item form:label="Сотиболдиев А.И."/>
            <form:item form:label="Шпилевая Н.Н."/>
            <form:item form:label="Зубкова Т.М."/>
            <form:item form:label="Алиджанова М.В."/>
          </form:combobox>
          <form:combobox form:name="Поле со списком 1" form:control-implementation="ooo:com.sun.star.form.component.ComboBox" form:id="control10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Аюпова Ф.Х."/>
            <form:item form:label="Серенко Л.В."/>
            <form:item form:label="Гиниатуллина Г.Н."/>
            <form:item form:label="Собирова Г.К."/>
            <form:item form:label="Букина Б.Б."/>
            <form:item form:label="Иригбаева А.Е."/>
            <form:item form:label="Иванова О.И."/>
            <form:item form:label="Бубушкина Л.В."/>
            <form:item form:label="Хозяшева Д.А."/>
            <form:item form:label="Донских А.И."/>
          </form:combobox>
          <form:textarea form:name="StudyViewprotocol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<text:span text:style-name="T1"/></text:p>
          </form:textarea>
          <form:combobox form:name="Поле со списком 1" form:control-implementation="ooo:com.sun.star.form.component.ComboBox" form:id="control12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Батрак С.И."/>
            <form:item form:label="Леткина З.Ю."/>
            <form:item form:label="Перлова Е.В."/>
            <form:item form:label="Сотиболдиев А.И."/>
            <form:item form:label="Шпилевая Н.Н."/>
            <form:item form:label="Зубкова Т.М."/>
            <form:item form:label="Алиджанова М.В."/>
          </form:combobox>
          <form:text form:name="Текстовое поле 3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31" form:dropdown="true" form:size="20" form:current-value="хорошее" form:value="хороше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хорошее"/>
            <form:item form:label="недостаточное"/>
            <form:item form:label="переполненное"/>
            <form:item form:label="слабое"/>
            <form:item form:label="удовлетворительное"/>
          </form:combobox>
          <form:combobox form:name="Поле со списком 4" form:control-implementation="ooo:com.sun.star.form.component.ComboBox" form:id="control32" form:dropdown="true" form:size="20" form:current-value="утолщены" form:value="утолщены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утолщены"/>
            <form:item form:label="не утолщены"/>
          </form:combobox>
          <form:combobox form:name="Поле со списком 3" form:control-implementation="ooo:com.sun.star.form.component.ComboBox" form:id="control33" form:dropdown="true" form:size="20" form:current-value="не расширено" form:value="не расширено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расширено"/>
            <form:item form:label="не расширено"/>
          </form:combobox>
          <form:combobox form:name="Поле со списком 3" form:control-implementation="ooo:com.sun.star.form.component.ComboBox" form:id="control34" form:dropdown="true" form:size="20" form:current-value="не расширено" form:value="не расширено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расширено"/>
            <form:item form:label="не расширено"/>
          </form:combobox>
          <form:combobox form:name="Поле со списком 3" form:control-implementation="ooo:com.sun.star.form.component.ComboBox" form:id="control35" form:dropdown="true" form:size="20" form:current-value="прозрачное" form:value="прозрачно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прозрачное"/>
            <form:item form:label="не прозрачное"/>
          </form:combobox>
          <form:combobox form:name="Поле со списком 3" form:control-implementation="ooo:com.sun.star.form.component.ComboBox" form:id="control36" form:dropdown="true" form:size="20" form:current-value="прозрачное" form:value="прозрачно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прозрачное"/>
            <form:item form:label="не прозрачное"/>
          </form:combobox>
          <form:combobox form:name="Поле со списком 4" form:control-implementation="ooo:com.sun.star.form.component.ComboBox" form:id="control37" form:dropdown="true" form:size="20" form:current-value="обычная" form:value="обыч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бычная"/>
            <form:item form:label="повышенная"/>
            <form:item form:label="пониженная"/>
            <form:item form:label="смешанная"/>
          </form:combobox>
          <form:combobox form:name="Поле со списком 4" form:control-implementation="ooo:com.sun.star.form.component.ComboBox" form:id="control38" form:dropdown="true" form:size="20" form:current-value="однородная" form:value="однородн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днородная"/>
            <form:item form:label="не однородная"/>
          </form:combobox>
          <form:combobox form:name="Поле со списком 4" form:control-implementation="ooo:com.sun.star.form.component.ComboBox" form:id="control39" form:dropdown="true" form:size="20" form:current-value="однородное" form:value="однородно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днородное"/>
            <form:item form:label="не однородное"/>
          </form:combobox>
          <form:combobox form:name="Поле со списком 4" form:control-implementation="ooo:com.sun.star.form.component.ComboBox" form:id="control40" form:dropdown="true" form:size="20" form:current-value="четкие" form:value="четки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четкие"/>
            <form:item form:label="четкие"/>
            <form:item form:label="не ровные"/>
            <form:item form:label="ровные"/>
          </form:combobox>
          <form:combobox form:name="Поле со списком 4" form:control-implementation="ooo:com.sun.star.form.component.ComboBox" form:id="control41" form:dropdown="true" form:size="20" form:current-value="четкие" form:value="четки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четкие"/>
            <form:item form:label="четкие"/>
            <form:item form:label="не ровные"/>
            <form:item form:label="ровные"/>
          </form:combobox>
          <form:combobox form:name="Поле со списком 4" form:control-implementation="ooo:com.sun.star.form.component.ComboBox" form:id="control42" form:dropdown="true" form:size="20" form:current-value="четкая" form:value="четкая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четкая"/>
            <form:item form:label="четкая"/>
          </form:combobox>
          <form:combobox form:name="Поле со списком 4" form:control-implementation="ooo:com.sun.star.form.component.ComboBox" form:id="control43" form:dropdown="true" form:size="20" form:current-value="не ровные" form:value="не ровны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четкие"/>
            <form:item form:label="четкие"/>
            <form:item form:label="не ровные"/>
            <form:item form:label="ровные"/>
          </form:combobox>
          <form:combobox form:name="Поле со списком 4" form:control-implementation="ooo:com.sun.star.form.component.ComboBox" form:id="control44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четкие"/>
            <form:item form:label="четкие"/>
            <form:item form:label="не ровные"/>
            <form:item form:label="ровные"/>
          </form:combobox>
          <form:combobox form:name="Поле со списком 4" form:control-implementation="ooo:com.sun.star.form.component.ComboBox" form:id="control45" form:dropdown="true" form:size="20" form:current-value="симметричны" form:value="симметричны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симметричны"/>
            <form:item form:label="асимметричны"/>
          </form:combobox>
          <form:combobox form:name="Поле со списком 4" form:control-implementation="ooo:com.sun.star.form.component.ComboBox" form:id="control46" form:dropdown="true" form:size="20" form:current-value="изменен" form:value="изменен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изменен"/>
            <form:item form:label="не изменен"/>
          </form:combobox>
          <form:combobox form:name="Поле со списком 4" form:control-implementation="ooo:com.sun.star.form.component.ComboBox" form:id="control47" form:dropdown="true" form:size="20" form:current-value="усилен" form:value="усилен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усилен"/>
            <form:item form:label="ослаблен"/>
          </form:combobox>
          <form:combobox form:name="Поле со списком 4" form:control-implementation="ooo:com.sun.star.form.component.ComboBox" form:id="control48" form:dropdown="true" form:size="20" form:current-value="по периферии" form:value="по периферии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по периферии"/>
            <form:item form:label="внутри"/>
            <form:item form:label="смешанный"/>
          </form:combobox>
          <form:combobox form:name="Поле со списком 4" form:control-implementation="ooo:com.sun.star.form.component.ComboBox" form:id="control49" form:dropdown="true" form:size="20" form:current-value="трансабоминально" form:value="трансабоминально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трансабоминально"/>
            <form:item form:label="трансректально"/>
          </form:combobox>
        </form:form>
      </office:forms>
      <text:variable-decls>
        <text:variable-decl office:value-type="string" text:name="00081090"/>
        <text:variable-decl office:value-type="string" text:name="00080020"/>
        <text:variable-decl office:value-type="string" text:name="00100010"/>
        <text:variable-decl office:value-type="string" text:name="00100030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1" draw:style-name="gr1" draw:text-style-name="P25" svg:width="1.706cm" svg:height="0.5cm" svg:x="2.233cm" svg:y="4.715cm" draw:control="control1"/>
      <draw:control text:anchor-type="page" text:anchor-page-number="1" draw:z-index="2" draw:style-name="gr1" draw:text-style-name="P25" svg:width="4.493cm" svg:height="0.5cm" svg:x="2.233cm" svg:y="5.713cm" draw:control="control2"/>
      <draw:control text:anchor-type="page" text:anchor-page-number="1" draw:z-index="3" draw:style-name="gr1" draw:text-style-name="P25" svg:width="1.502cm" svg:height="0.5cm" svg:x="11.804cm" svg:y="5.741cm" draw:control="control3"/>
      <draw:control text:anchor-type="page" text:anchor-page-number="1" draw:z-index="4" draw:style-name="gr2" draw:text-style-name="P25" svg:width="3.53cm" svg:height="0.5cm" svg:x="2.233cm" svg:y="5.293cm" draw:control="control4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2"><draw:frame draw:style-name="fr1" draw:name="Графический объект2" text:anchor-type="paragraph" svg:x="0.31cm" svg:y="0.116cm" svg:width="1.207cm" svg:height="1.309cm" draw:z-index="0"><draw:image xlink:href="Pictures/200000070000082B000008CA6B55A114.svm" xlink:type="simple" xlink:show="embed" xlink:actuate="onLoad"/></draw:frame></text:p>
          </table:table-cell>
          <table:table-cell table:style-name="Таблица1.B1" office:value-type="string">
            <text:p text:style-name="P3">МУЗ «Клиническая городская поликлиника №1»</text:p>
            <text:p text:style-name="P4">Отделение функциональной и УЗ диагностики</text:p>
            <text:p text:style-name="P4">г. Сургут, <text:s/>ул. Студенческая, 18 <text:s/><text:span text:style-name="T2">тел.</text:span> 31-92-27</text:p>
            <text:p text:style-name="P4"><text:s text:c="18"/>ул. Сибирская, 14/2 <text:s/><text:span text:style-name="T2">тел.</text:span> <text:s/>52-56-18 </text:p>
          </table:table-cell>
        </table:table-row>
      </table:table>
      <text:h text:style-name="P16" text:outline-level="1"/>
      <text:h text:style-name="P16" text:outline-level="1">ПРОТОКОЛ</text:h>
      <text:p text:style-name="P6">УЛЬТРАЗВУКОВОГО ИССЛЕДОВАНИЯ ОРГАНОВ ТАЗА МУЖЧИНЫ</text:p>
      <text:p text:style-name="P6"/>
      <text:p text:style-name="P6"><draw:control text:anchor-type="paragraph" draw:z-index="5" draw:style-name="gr3" draw:text-style-name="P26" svg:width="11.875cm" svg:height="0.421cm" svg:x="1.744cm" svg:y="0.203cm" draw:control="control5"/></text:p>
      <text:p text:style-name="P2"><draw:control text:anchor-type="paragraph" draw:z-index="6" draw:style-name="gr3" draw:text-style-name="P26" svg:width="2.664cm" svg:height="0.421cm" svg:x="3.35cm" svg:y="0.295cm" draw:control="control6"/></text:p>
      <text:p text:style-name="P2"><draw:control text:anchor-type="paragraph" draw:z-index="7" draw:style-name="gr3" draw:text-style-name="P26" svg:width="5.529cm" svg:height="0.421cm" svg:x="4.101cm" svg:y="0.307cm" draw:control="control7"/><draw:control text:anchor-type="paragraph" draw:z-index="8" draw:style-name="gr3" draw:text-style-name="P26" svg:width="2.421cm" svg:height="0.421cm" svg:x="11.199cm" svg:y="0.335cm" draw:control="control8"/></text:p>
      <text:p text:style-name="Standard"/>
      <text:p text:style-name="P20"><text:span text:style-name="T14">Мочевой пузырь:</text:span> <text:bookmark-start text:name="МочевойПузырь"/><draw:control text:anchor-type="as-char" svg:y="-0.277cm" draw:z-index="14" draw:style-name="gr6" draw:text-style-name="P29" svg:width="0.888cm" svg:height="0.35cm" draw:control="control14"/><text:bookmark-end text:name="МочевойПузырь"/> <text:s/></text:p>
      <text:p text:style-name="P20">Объем мочевого пузыря <text:bookmark-start text:name="ОбъемМочПуз"/><draw:control text:anchor-type="as-char" svg:y="-0.277cm" draw:z-index="15" draw:style-name="gr6" draw:text-style-name="P29" svg:width="0.888cm" svg:height="0.35cm" draw:control="control15"/><text:bookmark-end text:name="ОбъемМочПуз"/> (мл). <text:s text:c="2"/></text:p>
      <text:p text:style-name="P20">Контуры <text:bookmark-start text:name="Контуры"/><draw:control text:anchor-type="as-char" svg:y="-0.272cm" draw:z-index="40" draw:style-name="gr6" draw:text-style-name="P30" svg:width="1.532cm" svg:height="0.35cm" draw:control="control40"/><text:bookmark-end text:name="Контуры"/> <draw:control text:anchor-type="as-char" svg:y="-0.272cm" draw:z-index="41" draw:style-name="gr6" draw:text-style-name="P30" svg:width="1.532cm" svg:height="0.35cm" draw:control="control41"/></text:p>
      <text:p text:style-name="P20">Наполнение: <draw:control text:anchor-type="as-char" svg:y="-0.272cm" draw:z-index="31" draw:style-name="gr6" draw:text-style-name="P30" svg:width="2.447cm" svg:height="0.35cm" draw:control="control31"/><text:bookmark-start text:name="МПНаполнение"/><text:bookmark-end text:name="МПНаполнение"/>. <text:s/></text:p>
      <text:p text:style-name="P20">Содержимое: <text:bookmark-start text:name="МПСодержимое"/><draw:control text:anchor-type="as-char" svg:y="-0.272cm" draw:z-index="39" draw:style-name="gr6" draw:text-style-name="P30" svg:width="2.2cm" svg:height="0.35cm" draw:control="control39"/><text:bookmark-end text:name="МПСодержимое"/> <text:bookmark-start text:name="МПСодержимоеТекст"/><draw:control text:anchor-type="as-char" svg:y="-0.277cm" draw:z-index="16" draw:style-name="gr6" draw:text-style-name="P29" svg:width="0.888cm" svg:height="0.35cm" draw:control="control16"/><text:bookmark-end text:name="МПСодержимоеТекст"/> </text:p>
      <text:p text:style-name="P20">Стенки <draw:control text:anchor-type="as-char" svg:y="-0.272cm" draw:z-index="32" draw:style-name="gr6" draw:text-style-name="P30" svg:width="2.2cm" svg:height="0.35cm" draw:control="control32"/><text:bookmark-start text:name="МПСтенка"/><text:bookmark-end text:name="МПСтенка"/> <text:bookmark-start text:name="МПСтенкаТекст"/><draw:control text:anchor-type="as-char" svg:y="-0.277cm" draw:z-index="17" draw:style-name="gr6" draw:text-style-name="P29" svg:width="0.888cm" svg:height="0.35cm" draw:control="control17"/><text:bookmark-end text:name="МПСтенкаТекст"/> (мм) (3/5 мм.)</text:p>
      <text:p text:style-name="P20">Объем остаточной мочи <text:bookmark-start text:name="МПОбъемОстатМочи"/><draw:control text:anchor-type="as-char" svg:y="-0.277cm" draw:z-index="18" draw:style-name="gr6" draw:text-style-name="P29" svg:width="0.888cm" svg:height="0.35cm" draw:control="control18"/><text:bookmark-end text:name="МПОбъемОстатМочи"/> (мл).</text:p>
      <text:p text:style-name="P20"/>
      <text:p text:style-name="P20"><text:span text:style-name="T14">Предстательная железа:</text:span> <draw:control text:anchor-type="as-char" svg:y="-0.272cm" draw:z-index="49" draw:style-name="gr6" draw:text-style-name="P30" svg:width="3.111cm" svg:height="0.35cm" draw:control="control49"/><text:bookmark-start text:name="ПрестательнаяЖелеза"/><text:bookmark-end text:name="ПрестательнаяЖелеза"/> </text:p>
      <text:p text:style-name="P20">Размеры: <text:s/>переднее-задний <text:bookmark-start text:name="ПЖРазмерПереднеЗадни"/><draw:control text:anchor-type="as-char" svg:y="-0.277cm" draw:z-index="19" draw:style-name="gr6" draw:text-style-name="P29" svg:width="0.888cm" svg:height="0.35cm" draw:control="control19"/><text:bookmark-end text:name="ПЖРазмерПереднеЗадни"/> (16-23 мм);</text:p>
      <text:p text:style-name="P20"><text:s text:c="18"/>поперечный <text:bookmark-start text:name="ПЖРазмерПоперечный"/><draw:control text:anchor-type="as-char" svg:y="-0.277cm" draw:z-index="20" draw:style-name="gr6" draw:text-style-name="P29" svg:width="0.888cm" svg:height="0.35cm" draw:control="control20"/><text:bookmark-end text:name="ПЖРазмерПоперечный"/> (27-43 мм); <text:s text:c="2"/></text:p>
      <text:p text:style-name="P20"><text:s text:c="18"/>верхнее-нижний <text:bookmark-start text:name="ПЖРазмерВерхнеНижний"/><draw:control text:anchor-type="as-char" svg:y="-0.277cm" draw:z-index="21" draw:style-name="gr6" draw:text-style-name="P29" svg:width="0.888cm" svg:height="0.35cm" draw:control="control21"/><text:bookmark-end text:name="ПЖРазмерВерхнеНижний"/> (24-41 мм); <text:s text:c="2"/></text:p>
      <text:p text:style-name="P20">Объем железы <text:bookmark-start text:name="ОбъемЖелезы"/><draw:control text:anchor-type="as-char" svg:y="-0.277cm" draw:z-index="22" draw:style-name="gr6" draw:text-style-name="P29" svg:width="0.888cm" svg:height="0.35cm" draw:control="control22"/><text:bookmark-end text:name="ОбъемЖелезы"/> (<text:span text:style-name="T20">N</text:span> до 20 см<text:span text:style-name="T19">3</text:span>).</text:p>
      <text:p text:style-name="P20">Доли простаты<text:bookmark-start text:name="ДолПрос"/> <text:s/><text:bookmark-end text:name="ДолПрос"/><draw:control text:anchor-type="as-char" svg:y="-0.272cm" draw:z-index="45" draw:style-name="gr6" draw:text-style-name="P30" svg:width="2.244cm" svg:height="0.35cm" draw:control="control45"/><text:bookmark-start text:name="ДолиПрост"/><text:bookmark-end text:name="ДолиПрост"/> <text:bookmark-start text:name="Текст"/><draw:control text:anchor-type="as-char" svg:y="-0.277cm" draw:z-index="23" draw:style-name="gr6" draw:text-style-name="P29" svg:width="0.888cm" svg:height="0.35cm" draw:control="control23"/><text:bookmark-end text:name="Текст"/> <text:s/>Контуры <text:bookmark-start text:name="ПЖКонтур"/><draw:control text:anchor-type="as-char" svg:y="-0.272cm" draw:z-index="43" draw:style-name="gr6" draw:text-style-name="P30" svg:width="1.975cm" svg:height="0.35cm" draw:control="control43"/><text:bookmark-end text:name="ПЖКонтур"/> <draw:control text:anchor-type="as-char" svg:y="-0.272cm" draw:z-index="44" draw:style-name="gr6" draw:text-style-name="P30" svg:width="1.532cm" svg:height="0.35cm" draw:control="control44"/> <text:bookmark-start text:name="ТекстовоеПоле11"/><draw:control text:anchor-type="as-char" svg:y="-0.277cm" draw:z-index="24" draw:style-name="gr6" draw:text-style-name="P29" svg:width="0.888cm" svg:height="0.35cm" draw:control="control24"/><text:bookmark-end text:name="ТекстовоеПоле11"/>. Капсула <text:bookmark-start text:name="Капсула"/><draw:control text:anchor-type="as-char" svg:y="-0.272cm" draw:z-index="42" draw:style-name="gr6" draw:text-style-name="P30" svg:width="1.532cm" svg:height="0.35cm" draw:control="control42"/><text:bookmark-end text:name="Капсула"/> <text:bookmark-start text:name="КапсТекст"/><draw:control text:anchor-type="as-char" svg:y="-0.277cm" draw:z-index="25" draw:style-name="gr6" draw:text-style-name="P29" svg:width="0.888cm" svg:height="0.35cm" draw:control="control25"/><text:bookmark-end text:name="КапсТекст"/></text:p>
      <text:p text:style-name="P20">Эхогенность: <text:bookmark-start text:name="ПолеСоСписком2"/><draw:control text:anchor-type="as-char" svg:y="-0.272cm" draw:z-index="37" draw:style-name="gr6" draw:text-style-name="P30" svg:width="1.758cm" svg:height="0.35cm" draw:control="control37"/><text:bookmark-end text:name="ПолеСоСписком2"/>.Структура: <text:bookmark-start text:name="ПолеСоСписком3"/><draw:control text:anchor-type="as-char" svg:y="-0.272cm" draw:z-index="38" draw:style-name="gr6" draw:text-style-name="P30" svg:width="2.2cm" svg:height="0.35cm" draw:control="control38"/><text:bookmark-end text:name="ПолеСоСписком3"/> <text:bookmark-start text:name="СтруктурТекст"/><text:s/><text:bookmark-end text:name="СтруктурТекст"/><draw:control text:anchor-type="as-char" svg:y="-0.277cm" draw:z-index="26" draw:style-name="gr6" draw:text-style-name="P29" svg:width="0.888cm" svg:height="0.35cm" draw:control="control26"/></text:p>
      <text:p text:style-name="P20">Дополнение: <draw:control text:anchor-type="as-char" svg:y="-0.277cm" draw:z-index="27" draw:style-name="gr6" draw:text-style-name="P29" svg:width="14.948cm" svg:height="0.35cm" draw:control="control27"/></text:p>
      <text:p text:style-name="P20">При ЦДК кровоток: <draw:control text:anchor-type="as-char" svg:y="-0.272cm" draw:z-index="46" draw:style-name="gr6" draw:text-style-name="P30" svg:width="1.938cm" svg:height="0.35cm" draw:control="control46"/><text:bookmark-start text:name="ЦДК"/><text:bookmark-end text:name="ЦДК"/> <text:bookmark-start text:name="ПолеСоСписком5"/><draw:control text:anchor-type="as-char" svg:y="-0.272cm" draw:z-index="47" draw:style-name="gr6" draw:text-style-name="P30" svg:width="1.938cm" svg:height="0.35cm" draw:control="control47"/><text:bookmark-end text:name="ПолеСоСписком5"/> <draw:control text:anchor-type="as-char" svg:y="-0.272cm" draw:z-index="48" draw:style-name="gr6" draw:text-style-name="P30" svg:width="2.558cm" svg:height="0.35cm" draw:control="control48"/><text:bookmark-start text:name="ЦДКТекст"/><text:bookmark-start text:name="ПолеСоСписком6"/><text:bookmark-end text:name="ПолеСоСписком6"/> <text:bookmark-end text:name="ЦДКТекст"/><draw:control text:anchor-type="as-char" svg:y="-0.277cm" draw:z-index="28" draw:style-name="gr6" draw:text-style-name="P29" svg:width="0.888cm" svg:height="0.35cm" draw:control="control28"/></text:p>
      <text:p text:style-name="P20"><text:span text:style-name="T14"/></text:p>
      <text:p text:style-name="P20"><text:span text:style-name="T14">Семенные пузырьки:</text:span> <text:bookmark-start text:name="СеменныеПузырьки"/><text:s/>Правый<text:bookmark-end text:name="СеменныеПузырьки"/> <draw:control text:anchor-type="as-char" svg:y="-0.332cm" draw:z-index="34" draw:style-name="gr6" draw:text-style-name="P30" svg:width="2.453cm" svg:height="0.35cm" draw:control="control34"/> (8-10 мм*30-40 мм). Содержимое: <draw:control text:anchor-type="as-char" svg:y="-0.332cm" draw:z-index="35" draw:style-name="gr6" draw:text-style-name="P30" svg:width="2.079cm" svg:height="0.35cm" draw:control="control35"/><text:bookmark-start text:name="ПолеСоСписком4"/><text:bookmark-end text:name="ПолеСоСписком4"/> <text:bookmark-start text:name="СемПузПраСодержТекст"/><draw:control text:anchor-type="as-char" svg:y="-0.277cm" draw:z-index="29" draw:style-name="gr6" draw:text-style-name="P29" svg:width="0.888cm" svg:height="0.35cm" draw:control="control29"/><text:bookmark-end text:name="СемПузПраСодержТекст"/> </text:p>
      <text:p text:style-name="P22"><text:s text:c="41"/>Левый <draw:control text:anchor-type="as-char" svg:y="-0.332cm" draw:z-index="33" draw:style-name="gr6" draw:text-style-name="P30" svg:width="2.453cm" svg:height="0.35cm" draw:control="control33"/> <text:s/>(8-10 мм*30-40 мм). Содержимое: <draw:control text:anchor-type="as-char" svg:y="-0.332cm" draw:z-index="36" draw:style-name="gr6" draw:text-style-name="P30" svg:width="2.079cm" svg:height="0.35cm" draw:control="control36"/> <draw:control text:anchor-type="as-char" svg:y="-0.277cm" draw:z-index="30" draw:style-name="gr6" draw:text-style-name="P29" svg:width="0.888cm" svg:height="0.35cm" draw:control="control30"/></text:p>
      <text:p text:style-name="P22"/>
      <text:p text:style-name="P20"/>
      <text:p text:style-name="P11"><text:span text:style-name="T3">Дополнение: </text:span><text:span text:style-name="T3"><draw:control text:anchor-type="as-char" svg:y="-0.272cm" draw:z-index="13" draw:style-name="gr6" draw:text-style-name="P29" svg:width="14.98cm" svg:height="0.35cm" draw:control="control13"/></text:span></text:p>
      <text:p text:style-name="P5"/>
      <text:p text:style-name="P5"/>
      <text:p text:style-name="P9"><draw:control text:anchor-type="paragraph" draw:z-index="11" draw:style-name="gr3" draw:text-style-name="P28" svg:width="14.87cm" svg:height="1.186cm" svg:x="2.133cm" svg:y="0.111cm" draw:control="control11"/>Заключение: </text:p>
      <text:p text:style-name="P8"/>
      <text:p text:style-name="P8"/>
      <text:p text:style-name="P8"><draw:control text:anchor-type="paragraph" draw:z-index="9" draw:style-name="gr4" draw:text-style-name="P27" svg:width="0.003cm" svg:height="0.003cm" svg:x="0cm" svg:y="0cm" draw:control="control9"/>Врач: <draw:control text:anchor-type="as-char" draw:z-index="12" draw:style-name="gr5" draw:text-style-name="P27" svg:width="4.67cm" svg:height="0.421cm" draw:control="control12"/></text:p>
      <text:p text:style-name="P7">Медицинский регистратор: <draw:control text:anchor-type="as-char" draw:z-index="10" draw:style-name="gr5" draw:text-style-name="P27" svg:width="4.67cm" svg:height="0.421cm" draw:control="control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/>
    <style:font-face style:name="Times New Roman2" svg:font-family="'Times New Roman'" style:font-adornments="Обычный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Calibri" fo:font-size="11pt" fo:language="ru" fo:country="RU" style:font-name-asian="Arial" style:font-size-asian="11pt" style:font-name-complex="Calibri" style:font-size-complex="11pt" style:language-complex="ar" style:country-complex="SA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size="10pt" fo:language="ru" fo:country="RU" style:font-name-asian="SimSun" style:font-size-asian="10pt" style:language-asian="zh" style:country-asian="CN" style:font-name-complex="Courier New" style:font-size-complex="10pt" style:language-complex="ar" style:country-complex="S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29cm" fo:margin-bottom="1.26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Деренок</meta:initial-creator>
    <meta:creation-date>2011-07-11T19:46:21.79</meta:creation-date>
    <dc:date>2011-11-03T01:22:44.75</dc:date>
    <dc:creator>Дмитрий Деренок</dc:creator>
    <meta:editing-duration>PT15H01M37S</meta:editing-duration>
    <meta:editing-cycles>42</meta:editing-cycles>
    <meta:generator>OpenOffice.org/3.2$Win32 OpenOffice.org_project/320m12$Build-9483</meta:generator>
    <meta:document-statistic meta:table-count="1" meta:image-count="1" meta:object-count="0" meta:page-count="1" meta:paragraph-count="28" meta:word-count="93" meta:character-count="898"/>
  </office:meta>
</office:document-meta>
</file>